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deletion table:id="ct1" table:acceptance-state="accepted" table:type="column" table:position="3" table:table="0">
          <office:change-info>
            <dc:creator> </dc:creator>
            <dc:date>2016-12-21T09:19:07.928000000</dc:date>
          </office:change-info>
        </table:deletion>
        <table:insertion table:id="ct2" table:acceptance-state="accepted" table:type="row" table:position="25" table:table="0">
          <office:change-info>
            <dc:creator> </dc:creator>
            <dc:date>2016-12-21T09:19:07.928000000</dc:date>
          </office:change-info>
          <table:dependencies>
            <table:dependency table:id="ct60"/>
            <table:dependency table:id="ct59"/>
          </table:dependencies>
        </table:insertion>
        <table:cell-content-change table:id="ct3" table:acceptance-state="accepted">
          <table:cell-address table:column="0" table:row="0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id<text:tab/>pt_BR<text:tab/>en</text:p>
            </table:change-track-table-cell>
          </table:previous>
        </table:cell-content-change>
        <table:cell-content-change table:id="ct4" table:acceptance-state="accepted">
          <table:cell-address table:column="1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0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1<text:tab/>Já estou algum tempo nessa estrada</text:p>
            </table:change-track-table-cell>
          </table:previous>
        </table:cell-content-change>
        <table:cell-content-change table:id="ct7" table:acceptance-state="accepted">
          <table:cell-address table:column="1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mas mesmo com essas ideias na minha caixa</text:p>
            </table:change-track-table-cell>
          </table:previous>
        </table:cell-content-change>
        <table:cell-content-change table:id="ct8" table:acceptance-state="accepted">
          <table:cell-address table:column="2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eu sinto que falta algo…<text:tab/></text:p>
            </table:change-track-table-cell>
          </table:previous>
        </table:cell-content-change>
        <table:cell-content-change table:id="ct9" table:acceptance-state="accepted">
          <table:cell-address table:column="0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2<text:tab/>A caixa de ideias está vibrando</text:p>
            </table:change-track-table-cell>
          </table:previous>
        </table:cell-content-change>
        <table:cell-content-change table:id="ct10" table:acceptance-state="accepted">
          <table:cell-address table:column="1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será que tem novas ideias?<text:tab/></text:p>
            </table:change-track-table-cell>
          </table:previous>
        </table:cell-content-change>
        <table:cell-content-change table:id="ct11" table:acceptance-state="accepted">
          <table:cell-address table:column="0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3<text:tab/>Eu adoro como essa caixa funciona</text:p>
            </table:change-track-table-cell>
          </table:previous>
        </table:cell-content-change>
        <table:cell-content-change table:id="ct12" table:acceptance-state="accepted">
          <table:cell-address table:column="1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basta eu me concentrar em abri-la que ela se abre com a força da minha mente… Geralmente eu foco numa letra que eu associe a isso</text:p>
            </table:change-track-table-cell>
          </table:previous>
        </table:cell-content-change>
        <table:cell-content-change table:id="ct13" table:acceptance-state="accepted">
          <table:cell-address table:column="2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como I de idéia ou C de caixa</text:p>
            </table:change-track-table-cell>
          </table:previous>
        </table:cell-content-change>
        <table:cell-content-change table:id="ct14" table:acceptance-state="accepted">
          <table:cell-address table:column="0" table:row="4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4<text:tab/>nenhuma ideia nova...<text:tab/></text:p>
            </table:change-track-table-cell>
          </table:previous>
        </table:cell-content-change>
        <table:cell-content-change table:id="ct15" table:acceptance-state="accepted">
          <table:cell-address table:column="1" table:row="4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0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5<text:tab/>bom</text:p>
            </table:change-track-table-cell>
          </table:previous>
        </table:cell-content-change>
        <table:cell-content-change table:id="ct17" table:acceptance-state="accepted">
          <table:cell-address table:column="1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<text:s/>ao menos posso interagir com as ideias… Talvez eu consiga um pouco de energia de realização dessa vez<text:tab/></text:p>
            </table:change-track-table-cell>
          </table:previous>
        </table:cell-content-change>
        <table:cell-content-change table:id="ct18" table:acceptance-state="accepted">
          <table:cell-address table:column="0" table:row="6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6<text:tab/>Só preciso tocar na ideia…<text:tab/></text:p>
            </table:change-track-table-cell>
          </table:previous>
        </table:cell-content-change>
        <table:cell-content-change table:id="ct19" table:acceptance-state="accepted">
          <table:cell-address table:column="1" table:row="6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0" table:row="7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7<text:tab/>Essa parece que não quer sair do lugar…<text:tab/></text:p>
            </table:change-track-table-cell>
          </table:previous>
        </table:cell-content-change>
        <table:cell-content-change table:id="ct21" table:acceptance-state="accepted">
          <table:cell-address table:column="1" table:row="7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0" table:row="8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8<text:tab/>Ótimo! consegui um pouco de energia de realização!<text:tab/></text:p>
            </table:change-track-table-cell>
          </table:previous>
        </table:cell-content-change>
        <table:cell-content-change table:id="ct23" table:acceptance-state="accepted">
          <table:cell-address table:column="1" table:row="8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0" table:row="9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9<text:tab/>Quase! Odeio quando elas me enganam!<text:tab/></text:p>
            </table:change-track-table-cell>
          </table:previous>
        </table:cell-content-change>
        <table:cell-content-change table:id="ct25" table:acceptance-state="accepted">
          <table:cell-address table:column="1" table:row="9" table:table="0"/>
          <office:change-info>
            <dc:creator> </dc:creator>
            <dc:date>2016-12-21T09:19:07.930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0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0<text:tab/>porque tenho essa mania de andar e ficar refletindo ao mesmo tempo? Bem</text:p>
            </table:change-track-table-cell>
          </table:previous>
        </table:cell-content-change>
        <table:cell-content-change table:id="ct27" table:acceptance-state="accepted">
          <table:cell-address table:column="1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não importa</text:p>
            </table:change-track-table-cell>
          </table:previous>
        </table:cell-content-change>
        <table:cell-content-change table:id="ct28" table:acceptance-state="accepted">
          <table:cell-address table:column="2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ó basta eu seguir em frente e continuar passando meus pensamentos… Claro</text:p>
            </table:change-track-table-cell>
          </table:previous>
        </table:cell-content-change>
        <table:cell-content-change table:id="ct29" table:acceptance-state="accepted">
          <table:cell-address table:column="0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1<text:tab/>Parece que a caixa está prestes a gerar novas ideias! Acho engraçado como ela faz parte de mim</text:p>
            </table:change-track-table-cell>
          </table:previous>
        </table:cell-content-change>
        <table:cell-content-change table:id="ct30" table:acceptance-state="accepted">
          <table:cell-address table:column="1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mas ao mesmo tempo tem vontade propia… Vamos ver…<text:tab/></text:p>
            </table:change-track-table-cell>
          </table:previous>
        </table:cell-content-change>
        <table:cell-content-change table:id="ct31" table:acceptance-state="accepted">
          <table:cell-address table:column="0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2<text:tab/>Agora tenho 4 ideias</text:p>
            </table:change-track-table-cell>
          </table:previous>
        </table:cell-content-change>
        <table:cell-content-change table:id="ct32" table:acceptance-state="accepted">
          <table:cell-address table:column="1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mas a caixa permite que eu interaja com um número limitado delas… Esse número varia</text:p>
            </table:change-track-table-cell>
          </table:previous>
        </table:cell-content-change>
        <table:cell-content-change table:id="ct33" table:acceptance-state="accepted">
          <table:cell-address table:column="2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mas ela sempre indica aqui do lado…<text:tab/></text:p>
            </table:change-track-table-cell>
          </table:previous>
        </table:cell-content-change>
        <table:cell-content-change table:id="ct34" table:acceptance-state="accepted">
          <table:cell-address table:column="0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3<text:tab/>Vamos ver quais ideias devo tentar resolver… Pelo que me lembro</text:p>
            </table:change-track-table-cell>
          </table:previous>
        </table:cell-content-change>
        <table:cell-content-change table:id="ct35" table:acceptance-state="accepted">
          <table:cell-address table:column="1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e uma ideia não quis se realizar anteriormente</text:p>
            </table:change-track-table-cell>
          </table:previous>
        </table:cell-content-change>
        <table:cell-content-change table:id="ct36" table:acceptance-state="accepted">
          <table:cell-address table:column="2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eu posso tentar de novo.<text:tab/></text:p>
            </table:change-track-table-cell>
          </table:previous>
        </table:cell-content-change>
        <table:cell-content-change table:id="ct37" table:acceptance-state="accepted">
          <table:cell-address table:column="0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4<text:tab/>Nada garante que ela vai se realizar dessa vez</text:p>
            </table:change-track-table-cell>
          </table:previous>
        </table:cell-content-change>
        <table:cell-content-change table:id="ct38" table:acceptance-state="accepted">
          <table:cell-address table:column="1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<text:s/>mas não custa tentar.<text:tab/></text:p>
            </table:change-track-table-cell>
          </table:previous>
        </table:cell-content-change>
        <table:cell-content-change table:id="ct39" table:acceptance-state="accepted">
          <table:cell-address table:column="0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5<text:tab/>Então… Eu tenho 3 tentativas e quatro ideias</text:p>
            </table:change-track-table-cell>
          </table:previous>
        </table:cell-content-change>
        <table:cell-content-change table:id="ct40" table:acceptance-state="accepted">
          <table:cell-address table:column="1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<text:s/>o que eu faço?<text:tab/></text:p>
            </table:change-track-table-cell>
          </table:previous>
        </table:cell-content-change>
        <table:cell-content-change table:id="ct41" table:acceptance-state="accepted">
          <table:cell-address table:column="0" table:row="16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6<text:tab/>As ideias se multiplicaram! Ótimo! eu tenho potencialmente mais energia de realização!<text:tab/></text:p>
            </table:change-track-table-cell>
          </table:previous>
        </table:cell-content-change>
        <table:cell-content-change table:id="ct42" table:acceptance-state="accepted">
          <table:cell-address table:column="1" table:row="16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3" table:acceptance-state="accepted">
          <table:cell-address table:column="0" table:row="17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7<text:tab/>Mesmo com essa energia de realização eu sinto que falta algo…<text:tab/></text:p>
            </table:change-track-table-cell>
          </table:previous>
        </table:cell-content-change>
        <table:cell-content-change table:id="ct44" table:acceptance-state="accepted">
          <table:cell-address table:column="1" table:row="17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5" table:acceptance-state="accepted">
          <table:cell-address table:column="0" table:row="18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8<text:tab/>A caixa parece ter novas ideias! Mas dessa vez sinto algo diferente!<text:tab/></text:p>
            </table:change-track-table-cell>
          </table:previous>
        </table:cell-content-change>
        <table:cell-content-change table:id="ct46" table:acceptance-state="accepted">
          <table:cell-address table:column="1" table:row="18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7" table:acceptance-state="accepted">
          <table:cell-address table:column="0" table:row="19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9<text:tab/>O que é isso que estou sentindo?<text:tab/></text:p>
            </table:change-track-table-cell>
          </table:previous>
        </table:cell-content-change>
        <table:cell-content-change table:id="ct48" table:acceptance-state="accepted">
          <table:cell-address table:column="1" table:row="19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0" table:row="20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0<text:tab/>Essa ideia… Ela é especial… Eu sinto que ela irá liberar uma quantidade inimaginável de energia realizadora!<text:tab/></text:p>
            </table:change-track-table-cell>
          </table:previous>
        </table:cell-content-change>
        <table:cell-content-change table:id="ct50" table:acceptance-state="accepted">
          <table:cell-address table:column="1" table:row="20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1" table:acceptance-state="accepted">
          <table:cell-address table:column="0" table:row="21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1<text:tab/>Porque? Eu sinto que estou destinado a realizar essa ideia!<text:tab/></text:p>
            </table:change-track-table-cell>
          </table:previous>
        </table:cell-content-change>
        <table:cell-content-change table:id="ct52" table:acceptance-state="accepted">
          <table:cell-address table:column="1" table:row="21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0" table:row="22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2<text:tab/>O sonho! Agora lembrei… Eu já ouvi falar disso entre outros viajantes<text:tab/></text:p>
            </table:change-track-table-cell>
          </table:previous>
        </table:cell-content-change>
        <table:cell-content-change table:id="ct54" table:acceptance-state="accepted">
          <table:cell-address table:column="1" table:row="22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0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3<text:tab/>Uma ideia tão única e especial que irá fornecer energia realizadora para toda sua vida! Ela é tão grandiosa que não cabe na caixa de ideias</text:p>
            </table:change-track-table-cell>
          </table:previous>
        </table:cell-content-change>
        <table:cell-content-change table:id="ct56" table:acceptance-state="accepted">
          <table:cell-address table:column="1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<text:s/>na primeira tentativa muitas vezes ela foge da caixa e se projeta no horizonte. Cabe a nós alcança-la.<text:tab/></text:p>
            </table:change-track-table-cell>
          </table:previous>
        </table:cell-content-change>
        <table:cell-content-change table:id="ct57" table:acceptance-state="accepted">
          <table:cell-address table:column="0" table:row="24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4<text:tab/>Bem… Tudo que tenho que fazer é andar até ela!<text:tab/></text:p>
            </table:change-track-table-cell>
          </table:previous>
        </table:cell-content-change>
        <table:cell-content-change table:id="ct58" table:acceptance-state="accepted">
          <table:cell-address table:column="1" table:row="24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0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1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t_BR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O_PROLOGO1</text:p>
          </table:table-cell>
          <table:table-cell table:style-name="ce6" office:value-type="string" calcext:value-type="string">
            <text:p>Já estou algum tempo nessa estrada, mas mesmo com essas ideias na minha caixa,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</text:p>
          </table:table-cell>
          <table:table-cell table:style-name="ce6" office:value-type="string" calcext:value-type="string">
            <text:p>A caixa de ideias está vibrando, será que tem novas ideias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GO_PROLOGO3</text:p>
          </table:table-cell>
          <table:table-cell table:style-name="ce6" office:value-type="string" calcext:value-type="string">
            <text:p>Eu adoro como essa caixa funciona, basta eu me concentrar em abri-la que ela se abre com a força da minha mente… Geralmente eu foco numa letra que eu associe a isso, como I de idéia ou C de caixa, mas caso eu esteja desconcentrado basta eu tocar na parte de cima d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4</text:p>
          </table:table-cell>
          <table:table-cell table:style-name="ce6" office:value-type="string" calcext:value-type="string">
            <text:p>nenhuma ideia nova..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5</text:p>
          </table:table-cell>
          <table:table-cell table:style-name="ce6" office:value-type="string" calcext:value-type="string">
            <text:p>bom, ao menos posso interagir com as ideias… Talvez eu consiga um pouco de energia de realização dessa v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6</text:p>
          </table:table-cell>
          <table:table-cell table:style-name="ce6" office:value-type="string" calcext:value-type="string">
            <text:p>Só preciso tocar na ideia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7</text:p>
          </table:table-cell>
          <table:table-cell table:style-name="ce6" office:value-type="string" calcext:value-type="string">
            <text:p>Essa parece que não quer sair do lugar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8</text:p>
          </table:table-cell>
          <table:table-cell table:style-name="ce6" office:value-type="string" calcext:value-type="string">
            <text:p>Ótimo! consegui um pouco de energia de realizaçã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9</text:p>
          </table:table-cell>
          <table:table-cell table:style-name="ce6" office:value-type="string" calcext:value-type="string">
            <text:p>Quase! Odeio quando elas me enganam!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0</text:p>
          </table:table-cell>
          <table:table-cell table:style-name="ce6" office:value-type="string" calcext:value-type="string">
            <text:p>porque tenho essa mania de andar e ficar refletindo ao mesmo tempo? Bem, não importa, só basta eu seguir em frente e continuar passando meus pensamentos… Claro, eu podia ficar parando para pensar mas aí eu nunca sairia do lugar!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1</text:p>
          </table:table-cell>
          <table:table-cell table:style-name="ce6" office:value-type="string" calcext:value-type="string">
            <text:p>Parece que a caixa está prestes a gerar novas ideias! Acho engraçado como ela faz parte de mim, mas ao mesmo tempo tem vontade propia… Vamos ver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2</text:p>
          </table:table-cell>
          <table:table-cell table:style-name="ce6" office:value-type="string" calcext:value-type="string">
            <text:p>Agora tenho 4 ideias, mas a caixa permite que eu interaja com um número limitado delas… Esse número varia, mas ela sempre indica aqui do lado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3</text:p>
          </table:table-cell>
          <table:table-cell table:style-name="ce6" office:value-type="string" calcext:value-type="string">
            <text:p>Vamos ver quais ideias devo tentar resolver… Pelo que me lembro, se uma ideia não quis se realizar anteriormente, eu posso tentar de nov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4</text:p>
          </table:table-cell>
          <table:table-cell table:style-name="ce6" office:value-type="string" calcext:value-type="string">
            <text:p>Nada garante que ela vai se realizar dessa vez, mas não custa tent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5</text:p>
          </table:table-cell>
          <table:table-cell table:style-name="ce6" office:value-type="string" calcext:value-type="string">
            <text:p>Então… Eu tenho 3 tentativas e quatro ideias, o que eu faç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6</text:p>
          </table:table-cell>
          <table:table-cell table:style-name="ce6" office:value-type="string" calcext:value-type="string">
            <text:p>As ideias se multiplicaram! Ótimo! eu tenho potencialmente mais energia de realizaçã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7</text:p>
          </table:table-cell>
          <table:table-cell table:style-name="ce6" office:value-type="string" calcext:value-type="string">
            <text:p>Mesmo com essa energia de realização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8</text:p>
          </table:table-cell>
          <table:table-cell table:style-name="ce6" office:value-type="string" calcext:value-type="string">
            <text:p>A caixa parece ter novas ideias! Mas dessa vez sinto algo difer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19</text:p>
          </table:table-cell>
          <table:table-cell table:style-name="ce6" office:value-type="string" calcext:value-type="string">
            <text:p>O que é isso que estou sentindo?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20</text:p>
          </table:table-cell>
          <table:table-cell table:style-name="ce6" office:value-type="string" calcext:value-type="string">
            <text:p>Essa ideia… Ela é especial… Eu sinto que ela irá liberar uma quantidade inimaginável de energia realizador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1</text:p>
          </table:table-cell>
          <table:table-cell table:style-name="ce6" office:value-type="string" calcext:value-type="string">
            <text:p>Porque? Eu sinto que estou destinado a realizar essa idei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2</text:p>
          </table:table-cell>
          <table:table-cell table:style-name="ce6" office:value-type="string" calcext:value-type="string">
            <text:p>O sonho! Agora lembrei… Eu já ouvi falar disso entre outros viajant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23</text:p>
          </table:table-cell>
          <table:table-cell table:style-name="ce6" office:value-type="string" calcext:value-type="string">
            <text:p>Uma ideia tão única e especial que irá fornecer energia realizadora para toda sua vida! Ela é tão grandiosa que não cabe na caixa de ideias, na primeira tentativa muitas vezes ela foge da caixa e se projeta no horizonte. Cabe a nós alcança-la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4</text:p>
          </table:table-cell>
          <table:table-cell table:style-name="ce6" office:value-type="string" calcext:value-type="string">
            <text:p>Bem… Tudo que tenho que fazer é andar até ela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1</text:p>
          </table:table-cell>
          <table:table-cell office:value-type="string" calcext:value-type="string">
            <text:p>bla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9:49:05.55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0:07:08.302917430</meta:creation-date>
    <dc:date>2016-12-21T19:49:54.994000000</dc:date>
    <meta:editing-duration>PT9M35S</meta:editing-duration>
    <meta:editing-cycles>3</meta:editing-cycles>
    <meta:generator>LibreOffice/5.2.2.2$Windows_x86 LibreOffice_project/8f96e87c890bf8fa77463cd4b640a2312823f3ad</meta:generator>
    <meta:document-statistic meta:table-count="1" meta:cell-count="53" meta:object-count="0"/>
    <meta:user-defined meta:name=""/>
  </office:meta>
</office:document-meta>
</file>